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" svg:font-family="TimesNewRoman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text-properties fo:color="#ffffff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</style:style>
    <style:style style:name="P12" style:family="paragraph" style:parent-style-name="Standard">
      <style:paragraph-properties fo:text-align="justify" style:justify-single-word="false" fo:orphans="0" fo:widows="0" style:text-autospace="none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Times New Roman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line-height="100%" fo:text-indent="1.501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fo:text-indent="1.501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 fo:orphans="0" fo:widows="0" style:text-autospace="none"/>
      <style:text-properties fo:font-size="12pt" style:font-size-asian="12pt" style:font-size-complex="12pt"/>
    </style:style>
    <style:style style:name="P17" style:family="paragraph" style:parent-style-name="Text_20_body_20_indent">
      <style:paragraph-properties fo:margin-left="0cm" fo:margin-right="0cm" fo:line-height="100%" fo:text-indent="0cm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2">Versão</text:p>
            </table:table-cell>
            <table:table-cell table:style-name="Tabela1.A1" office:value-type="string">
              <text:p text:style-name="P2">Última Mudança</text:p>
            </table:table-cell>
            <table:table-cell table:style-name="Tabela1.A1" office:value-type="string">
              <text:p text:style-name="P2">Responsáveis</text:p>
            </table:table-cell>
            <table:table-cell table:style-name="Tabela1.D1" office:value-type="string">
              <text:p text:style-name="P2">Descrição</text:p>
            </table:table-cell>
          </table:table-row>
        </table:table-header-rows>
        <table:table-row>
          <table:table-cell table:style-name="Tabela1.A2" office:value-type="string">
            <text:p text:style-name="P3">0.1</text:p>
          </table:table-cell>
          <table:table-cell table:style-name="Tabela1.A2" office:value-type="string">
            <text:p text:style-name="P3">08/06/2006</text:p>
          </table:table-cell>
          <table:table-cell table:style-name="Tabela1.A2" office:value-type="string">
            <text:p text:style-name="P3">A1,A2,A11,A12,A13,A14 e A7(Gerente)</text:p>
          </table:table-cell>
          <table:table-cell table:style-name="Tabela1.D2" office:value-type="string">
            <text:p text:style-name="P3">Revisão dos casos de uso.</text:p>
          </table:table-cell>
        </table:table-row>
      </table:table>
      <text:p text:style-name="P4"/>
      <text:p text:style-name="P5"/>
      <text:p text:style-name="P5"/>
      <text:p text:style-name="P5">ESPECIFICAÇÃO DE CASO DE USO CADASTRO DE CARGO E DE PESSOA FÍSICA/JURÍDICA</text:p>
      <text:p text:style-name="P5"/>
      <text:p text:style-name="P5">Preâmbulo </text:p>
      <text:p text:style-name="P6"/>
      <text:p text:style-name="P6">Instituições de ensino envolvem-se em inúmeras interações com pessoas (alunos, professores, pesquisadores, ...) e outras instituições (universidades, fornecedores, ...). No âmbito de uma instituição há muitos cargos e funções cujos ocupantes rotineiramente são alterados. A manutenção das informações atualizadas é imprescindível para o bom andamento de atividades. </text:p>
      <text:p text:style-name="P6"/>
      <text:p text:style-name="P7"/>
      <text:p text:style-name="P5">1 - Caso de Uso C.S.1 – Manutenir Cadastro de Pessoa Física</text:p>
      <text:p text:style-name="P5">ID: C.S.1</text:p>
      <text:p text:style-name="P5"/>
      <text:p text:style-name="P8">Atores: <text:span text:style-name="T1">Secretaria.</text:span></text:p>
      <text:p text:style-name="P9"/>
      <text:p text:style-name="P8">Propósito: <text:span text:style-name="T1">Este caso de uso tem como função, manter cadastro de Pessoa Física.</text:span></text:p>
      <text:p text:style-name="P10"/>
      <text:p text:style-name="P10"><text:span text:style-name="T2">Descrição:</text:span> Este caso de uso tem como função cadastrar, remover e alterar as informações de Pessoa Física.</text:p>
      <text:p text:style-name="P6"/>
      <text:p text:style-name="P5">1.1<text:tab/>Fluxo Básico</text:p>
      <text:p text:style-name="P7"/>
      <text:p text:style-name="P6">01 <text:s/>Secretaria preenche informações para manutenir cadastro de Pessoa Física;</text:p>
      <text:p text:style-name="P11"><text:span text:style-name="T3">02 <text:s/>Secretaria nicia o caso de uso </text:span><text:span text:style-name="T4">Selecionar Cargo</text:span><text:span text:style-name="T3">;</text:span></text:p>
      <text:p text:style-name="P6">03 <text:s/>Secretaria requisita a confirmação da operação;</text:p>
      <text:p text:style-name="P6">04 <text:s/>Sistema confirma a operação.</text:p>
      <text:p text:style-name="P7"/>
      <text:p text:style-name="P5">1.2<text:tab/>Fluxo Alternativo</text:p>
      <text:p text:style-name="P7"/>
      <text:p text:style-name="P6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7"/>
      <text:p text:style-name="P7"/>
      <text:p text:style-name="P5">2 - Caso de Uso C.S.2 - Selecionar Pessoa Física</text:p>
      <text:p text:style-name="P5">ID: C.S.2</text:p>
      <text:p text:style-name="P7"/>
      <text:p text:style-name="P8">Atores: <text:span text:style-name="T1">Secretaria.</text:span></text:p>
      <text:p text:style-name="P9"/>
      <text:p text:style-name="P8">Propósito: <text:span text:style-name="T1">Este caso de uso tem como função, selecionar uma Pessoa Físisca.</text:span></text:p>
      <text:p text:style-name="P8"/>
      <text:p text:style-name="P13"><text:span text:style-name="T2">Descrição:</text:span> Permite a seleção de uma pessoa física anteriormente cadastrada. A seleção pode ocorrer por um rico conjunto de atributos. Por exemplo, pode-se consultar pelo número do telefone, pelo setor em que mora, pelo primeiro nome, por possuir certa idade e assim por diante.</text:p>
      <text:p text:style-name="P6"/>
      <text:p text:style-name="P5">2.1<text:tab/>Fluxo Básico</text:p>
      <text:p text:style-name="P7"/>
      <text:p text:style-name="P6">01 <text:s/>Secretaria preenche as informações para selecionar Pessoa Física;</text:p>
      <text:p text:style-name="P6">02 <text:s/>Sistema disponibiliza a(s) Pessoa(s) de acordo com as informações;</text:p>
      <text:p text:style-name="P6">03 <text:s/>Secretaria seleciona Pessoa Física;</text:p>
      <text:p text:style-name="P6">04 <text:s/>Secretaria requisita a confirmação da operação;</text:p>
      <text:p text:style-name="P6">05 <text:s/>Sistema confirma a operação, selecionando Pessoa Física;</text:p>
      <text:p text:style-name="P5">2.2<text:tab/>Fluxo Alternativo</text:p>
      <text:p text:style-name="P7"/>
      <text:p text:style-name="P14">No item 04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6"/>
      <text:p text:style-name="P6"/>
      <text:p text:style-name="P5">3 - Caso de Uso C.S.3 – Manutenir Cadastro de Pessoa Jurídica</text:p>
      <text:p text:style-name="P5">ID: C.S.3</text:p>
      <text:p text:style-name="P6"/>
      <text:p text:style-name="P8">Atores: <text:span text:style-name="T1">Secretaria.</text:span></text:p>
      <text:p text:style-name="P9"/>
      <text:p text:style-name="P8">Propósito: <text:span text:style-name="T1">Este caso de uso tem como função, manter o cadastro de Pessoa Jurídica.</text:span></text:p>
      <text:p text:style-name="P8"/>
      <text:p text:style-name="P10"><text:span text:style-name="T2">Descrição: </text:span>Este caso de uso tem como função cadastrar, remover e alterar as informações de Pessoa Jurídica.</text:p>
      <text:p text:style-name="P6"/>
      <text:p text:style-name="P5">3.1<text:tab/>Fluxo Básico</text:p>
      <text:p text:style-name="P7"/>
      <text:p text:style-name="P15">01 Secretaria preenche informações para manutenir cadastro de Pessoa Jurídica;</text:p>
      <text:p text:style-name="P16"><text:tab/> <text:s/>02 Secretaria requisita a confirmação da operação;</text:p>
      <text:p text:style-name="P6">03 <text:s/>Sistema confirma a operação.</text:p>
      <text:p text:style-name="P7"/>
      <text:p text:style-name="P5">3.2<text:tab/>Fluxo Alternativo</text:p>
      <text:p text:style-name="P7"/>
      <text:p text:style-name="P6">No item 02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6"/>
      <text:p text:style-name="P6"/>
      <text:p text:style-name="P5">4 - Caso de Uso C.S.4 - Selecionar Pessoa Jurídica</text:p>
      <text:p text:style-name="P5">ID: C.S.4</text:p>
      <text:p text:style-name="P8"/>
      <text:p text:style-name="P8">Atores: <text:span text:style-name="T1">Secretaria.</text:span></text:p>
      <text:p text:style-name="P9"/>
      <text:p text:style-name="P8">Propósito: <text:span text:style-name="T1">Este caso de uso tem como função, selecionar uma Pessoa Jurídica.</text:span></text:p>
      <text:p text:style-name="P8"/>
      <text:p text:style-name="P8"/>
      <text:p text:style-name="P17"><text:span text:style-name="T2">Descrição:</text:span> De forma análoga ao caso de uso Selecionar pessoa física, o conjunto de atributos de pessoas jurídicas poderão ser utilizados pelos usuários para a identificação de uma pessoa jurídica em particular.</text:p>
      <text:p text:style-name="P14"/>
      <text:p text:style-name="P5">4.1<text:tab/>Fluxo Básico</text:p>
      <text:p text:style-name="P7"/>
      <text:p text:style-name="P6">01 <text:s/>Secretaria preenche as informações para selecionar Pessoa Jurídica;</text:p>
      <text:p text:style-name="P6">02 <text:s/>Sistema disponibiliza a(s) Pessoa(s) de acordo com as informações;</text:p>
      <text:p text:style-name="P6">03 <text:s/>Secretaria seleciona Pessoa Jurídica;</text:p>
      <text:p text:style-name="P6">04 <text:s/>Secretaria requisita a confirmação da operação;</text:p>
      <text:p text:style-name="P6">05 <text:s/>Sistema confirma a operação, selecionando Pessoa Jurídica;</text:p>
      <text:p text:style-name="P6"/>
      <text:p text:style-name="P6"/>
      <text:p text:style-name="P8">4.2<text:tab/>Fluxo Alternativo</text:p>
      <text:p text:style-name="P7"/>
      <text:p text:style-name="P14">No item 04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6"/>
      <text:p text:style-name="P6"/>
      <text:p text:style-name="P5">5 - Caso de Uso C.S.5 – Manutenir Cadastro de Categoria de Usuário</text:p>
      <text:p text:style-name="P5">ID: C.S.5</text:p>
      <text:p text:style-name="P7"><text:tab/></text:p>
      <text:p text:style-name="P8">Atores: <text:span text:style-name="T1">Secretaria.</text:span></text:p>
      <text:p text:style-name="P9"/>
      <text:p text:style-name="P8">Propósito: <text:span text:style-name="T1">Este caso de uso tem como função, manter o cadastro do usuário.</text:span></text:p>
      <text:p text:style-name="P8"/>
      <text:p text:style-name="P7"/>
      <text:p text:style-name="P10"><text:span text:style-name="T2">Descrição: </text:span>Este caso de uso tem como função cadastrar, remover e alterar as informações de Categoria de Usuário.</text:p>
      <text:p text:style-name="P7"/>
      <text:p text:style-name="P5">5.1<text:tab/>Fluxo Básico</text:p>
      <text:p text:style-name="P7"/>
      <text:p text:style-name="P15">01 <text:s/>Secretaria preenche informações para manutenir cadastro de Categoria de Usuário;</text:p>
      <text:p text:style-name="P6">02 <text:s/>Secretaria requisita a confirmação da operação;</text:p>
      <text:p text:style-name="P6">03 <text:s/>Sistema confirma a operação.</text:p>
      <text:p text:style-name="P7"/>
      <text:p text:style-name="P5">5.2<text:tab/>Fluxo Alternativo</text:p>
      <text:p text:style-name="P7"/>
      <text:p text:style-name="P6">No item 02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6"/>
      <text:p text:style-name="P6"/>
      <text:p text:style-name="P5">6 - Caso de Uso C.S.6 - Selecionar Categoria de Usuário</text:p>
      <text:p text:style-name="P5">ID: C.S.6</text:p>
      <text:p text:style-name="P6"/>
      <text:p text:style-name="P8">Atores: <text:span text:style-name="T1">Secretaria.</text:span></text:p>
      <text:p text:style-name="P9"/>
      <text:p text:style-name="P8">Propósito: <text:span text:style-name="T1">Este caso de uso tem como função, selecionar a categoria do usuario.</text:span></text:p>
      <text:p text:style-name="P6"/>
      <text:p text:style-name="P10"><text:span text:style-name="T2">Descrição:</text:span> Operação executada para selecionar uma categoria de usuário existente.</text:p>
      <text:p text:style-name="P7"/>
      <text:p text:style-name="P5">6.1<text:tab/>Fluxo Básico</text:p>
      <text:p text:style-name="P7"/>
      <text:p text:style-name="P6">01 <text:s/>Secretaria preenche as informações para selecionar Categoria de Usuário;</text:p>
      <text:p text:style-name="P6">02 <text:s/>Sistema disponibiliza a(s) Categoria(s) de acordo com as informações;</text:p>
      <text:p text:style-name="P6">03 <text:s/>Secretaria seleciona Categoria de Usuário;</text:p>
      <text:p text:style-name="P6">04 <text:s/>Secretaria requisita a confirmação da operação;</text:p>
      <text:p text:style-name="P6">05 <text:s/>Sistema confirma a operação, selecionando a categoria de usuário;</text:p>
      <text:p text:style-name="P6"/>
      <text:p text:style-name="P5">6.2<text:tab/>Fluxo Alternativo</text:p>
      <text:p text:style-name="P7"/>
      <text:p text:style-name="P14">No item 04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6"/>
      <text:p text:style-name="P6"/>
      <text:p text:style-name="P5">7 - Caso de Uso C.S.7 – Manutenir Cargo</text:p>
      <text:p text:style-name="P5">ID: C.S.7</text:p>
      <text:p text:style-name="P7"/>
      <text:p text:style-name="P8">Atores: <text:span text:style-name="T1">Secretaria.</text:span></text:p>
      <text:p text:style-name="P9"/>
      <text:p text:style-name="P8">Propósito: <text:span text:style-name="T1">Este caso de uso tem como função, manutenir cargo cadastro de cargos.</text:span></text:p>
      <text:p text:style-name="P8"/>
      <text:p text:style-name="P10"><text:span text:style-name="T2">Descrição:</text:span> Este caso de uso tem como função cadastrar, remover e alterar as informações para manutenir cargo.</text:p>
      <text:p text:style-name="P7"/>
      <text:p text:style-name="P5">7.1<text:tab/>Fluxo Básico</text:p>
      <text:p text:style-name="P7"/>
      <text:p text:style-name="P15">01 <text:s/>Secretaria preenche informações para manutenir cadastro de Cargo;</text:p>
      <text:p text:style-name="P6">02 <text:s/>Secretaria requisita a confirmação da operação;</text:p>
      <text:p text:style-name="P6">03 <text:s/>Sistema confirma a operação.</text:p>
      <text:p text:style-name="P7"/>
      <text:p text:style-name="P5">7.2<text:tab/>Fluxo Alternativo</text:p>
      <text:p text:style-name="P7"/>
      <text:p text:style-name="P6">No item 02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6"/>
      <text:p text:style-name="P6"/>
      <text:p text:style-name="P5">8 - Caso de Uso C.S.8 - Selecionar Cargo</text:p>
      <text:p text:style-name="P5">ID: C.S.8</text:p>
      <text:p text:style-name="P8"/>
      <text:p text:style-name="P8">Atores: <text:span text:style-name="T1">Secretaria.</text:span></text:p>
      <text:p text:style-name="P9"/>
      <text:p text:style-name="P8">Propósito: <text:span text:style-name="T1">Este caso de uso tem como função, selecionar cargo.</text:span></text:p>
      <text:p text:style-name="P8"/>
      <text:p text:style-name="P10"><text:span text:style-name="T2">Descrição:</text:span> Operação executada para selecionar um cargo existente.</text:p>
      <text:p text:style-name="P7"/>
      <text:p text:style-name="P5">8.1<text:tab/>Fluxo Básico</text:p>
      <text:p text:style-name="P7"/>
      <text:p text:style-name="P6">01 <text:s/>Secretaria preenche as informações para selecionar Cargo;</text:p>
      <text:p text:style-name="P6">02 <text:s/>Sistema disponibiliza o(s) Cargo(s) de acordo com as informações;</text:p>
      <text:p text:style-name="P6">03 <text:s/>Secretaria seleciona Cargo;</text:p>
      <text:p text:style-name="P6">04 <text:s/>Secretaria requisita a confirmação da operação;</text:p>
      <text:p text:style-name="P6">05 <text:s/>Sistema confirma a operação, selecionando o Cargo.</text:p>
      <text:p text:style-name="P6"/>
      <text:p text:style-name="P5">8.2<text:tab/>Fluxo Alternativo</text:p>
      <text:p text:style-name="P7"/>
      <text:p text:style-name="P14">No item 04, o sistema exibe mensagem contendo campos obrigatórios que não foram preenchidos e aqueles contendo informações inconsistentes, o sistema sugere que sejam fornecidas e alteradas, respectivamente.</text:p>
      <text:p text:style-name="P7"/>
      <text:p text:style-name="P12"><text:span text:style-name="T5">Referência: </text:span><text:span text:style-name="T3">Não se aplica.</text:span></text:p>
      <text:p text:style-name="P7"/>
      <text:p text:style-name="P7"/>
      <text:p text:style-name="P5">9 - Caso de Uso C.S.9 - Manutenir Cadastro de Usuário</text:p>
      <text:p text:style-name="P5">ID: C.S.9</text:p>
      <text:p text:style-name="P8"/>
      <text:p text:style-name="P8">Atores: <text:span text:style-name="T1">Secretaria.</text:span></text:p>
      <text:p text:style-name="P9"/>
      <text:p text:style-name="P8">Propósito: <text:span text:style-name="T1">Este caso de uso tem como função, manutenir usuário.</text:span></text:p>
      <text:p text:style-name="P8"/>
      <text:p text:style-name="P10"><text:span text:style-name="T2">Descrição:</text:span> Este caso de uso tem como função cadastrar, remover e alterar as informações para manutenir cadastro de usuário.</text:p>
      <text:p text:style-name="P7"/>
      <text:p text:style-name="P5">9.1<text:tab/>Fluxo Básico</text:p>
      <text:p text:style-name="P7"/>
      <text:p text:style-name="P18">01 <text:s/>Secretaria preenche informações para manutenir cadastro de Usuário;</text:p>
      <text:p text:style-name="P19"><text:span text:style-name="T3">02 <text:s/>Iniciar caso de uso </text:span><text:span text:style-name="T4">Selecionar Categoria de Usuário</text:span><text:span text:style-name="T3">;</text:span></text:p>
      <text:p text:style-name="P6">03 <text:s/>Secretaria requisita a confirmação da operação;</text:p>
      <text:p text:style-name="P6">04 <text:s/>Sistema confirma a operação.</text:p>
      <text:p text:style-name="P7"/>
      <text:p text:style-name="P5">9.2<text:tab/>Fluxo Alternativo</text:p>
      <text:p text:style-name="P7"/>
      <text:p text:style-name="P6">No item 02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  <text:p text:style-name="P6"/>
      <text:p text:style-name="P6"/>
      <text:p text:style-name="P5">10 - Caso de Uso C.S.10 - Selecionar Usuário</text:p>
      <text:p text:style-name="P5">ID: C.S.10</text:p>
      <text:p text:style-name="P7"/>
      <text:p text:style-name="P8">Atores: <text:span text:style-name="T1">Secretaria.</text:span></text:p>
      <text:p text:style-name="P9"/>
      <text:p text:style-name="P8">Propósito: <text:span text:style-name="T1">Este caso de uso tem como função, selecionar usuário.</text:span></text:p>
      <text:p text:style-name="P8"/>
      <text:p text:style-name="P10"><text:span text:style-name="T2">Descrição:</text:span> Operação executada para selecionar um usuário existente.</text:p>
      <text:p text:style-name="P7"/>
      <text:p text:style-name="P5">10.1<text:tab/>Fluxo Básico</text:p>
      <text:p text:style-name="P7"/>
      <text:p text:style-name="P6">01 <text:s/>Secretaria preenche as informações para selecionar Usuário;</text:p>
      <text:p text:style-name="P6">02 <text:s/>Sistema disponibiliza o(s) Usuário(s) de acordo com as informações;</text:p>
      <text:p text:style-name="P6">03 <text:s/>Secretaria seleciona Usuário;</text:p>
      <text:p text:style-name="P6">04 <text:s/>Secretaria requisita a confirmação da operação;</text:p>
      <text:p text:style-name="P6">05 <text:s/>Sistema confirma a operação, selecionando o Usuário;</text:p>
      <text:p text:style-name="P6"/>
      <text:p text:style-name="P5">10.2<text:tab/>Fluxo Alternativo</text:p>
      <text:p text:style-name="P7"/>
      <text:p text:style-name="P14">No item 04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2"><text:span text:style-name="T5">Referência: </text:span><text:span text:style-name="T3">Não se apl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" svg:font-family="TimesNewRoman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54" text:consecutive-numbering="true">
      <text:list-level-style-number text:level="1" style:num-format="1" text:start-value="2">
        <style:list-level-properties text:space-before="1.501cm" text:min-label-width="0.635cm"/>
      </text:list-level-style-number>
      <text:list-level-style-number text:level="2" style:num-suffix="." style:num-format="a" style:num-letter-sync="true">
        <style:list-level-properties text:space-before="2.771cm" text:min-label-width="0.635cm"/>
      </text:list-level-style-number>
      <text:list-level-style-number text:level="3" style:num-suffix="." style:num-format="i">
        <style:list-level-properties text:min-label-width="4.676cm" text:min-label-distance="0.318cm" fo:text-align="end"/>
      </text:list-level-style-number>
      <text:list-level-style-number text:level="4" style:num-suffix="." style:num-format="1">
        <style:list-level-properties text:space-before="5.311cm" text:min-label-width="0.635cm"/>
      </text:list-level-style-number>
      <text:list-level-style-number text:level="5" style:num-suffix="." style:num-format="a" style:num-letter-sync="true">
        <style:list-level-properties text:space-before="6.581cm" text:min-label-width="0.635cm"/>
      </text:list-level-style-number>
      <text:list-level-style-number text:level="6" style:num-suffix="." style:num-format="i">
        <style:list-level-properties text:min-label-width="8.486cm" text:min-label-distance="0.318cm" fo:text-align="end"/>
      </text:list-level-style-number>
      <text:list-level-style-number text:level="7" style:num-suffix="." style:num-format="1">
        <style:list-level-properties text:space-before="9.121cm" text:min-label-width="0.635cm"/>
      </text:list-level-style-number>
      <text:list-level-style-number text:level="8" style:num-suffix="." style:num-format="a" style:num-letter-sync="true">
        <style:list-level-properties text:space-before="10.391cm" text:min-label-width="0.635cm"/>
      </text:list-level-style-number>
      <text:list-level-style-number text:level="9" style:num-suffix="." style:num-format="i">
        <style:list-level-properties text:min-label-width="12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Cadastro de Cargo e <text:s/>de Pessoa Física/Jurídica – Versão 0.1</text:p>
      </style:header>
      <style:footer>
        <text:p text:style-name="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AILTON ANTONIO</meta:initial-creator>
    <meta:creation-date>2006-06-04T14:07:01</meta:creation-date>
    <dc:creator>Leandro Pires Rabelo</dc:creator>
    <dc:date>2006-06-08T20:56:27</dc:date>
    <dc:language>pt-BR</dc:language>
    <meta:editing-cycles>17</meta:editing-cycles>
    <meta:editing-duration>PT31M5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147" meta:word-count="1264" meta:character-count="8457"/>
  </office:meta>
</office:document-meta>
</file>